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1975" officeooo:paragraph-rsid="000619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student@localhost ~]$ mysql -h 10.10.10.54 -u t31252 -pEnter password: </text:p>
      <text:p text:style-name="P1">Welcome to the MariaDB monitor. <text:s/>Commands end with ; or \g.</text:p>
      <text:p text:style-name="P1">Your MariaDB connection id is 182</text:p>
      <text:p text:style-name="P1">Server version: 5.5.43-MariaDB MariaDB Server</text:p>
      <text:p text:style-name="P1"></text:p>
      <text:p text:style-name="P1">Copyright (c) 2000, 2015, Oracle, MariaDB Corporation Ab and others.</text:p>
      <text:p text:style-name="P1"></text:p>
      <text:p text:style-name="P1">Type 'help;' or '\h' for help. Type '\c' to clear the current input statement.</text:p>
      <text:p text:style-name="P1"></text:p>
      <text:p text:style-name="P1">MariaDB [(none)]&gt; use t31252db;</text:p>
      <text:p text:style-name="P1">Reading table information for completion of table and column names</text:p>
      <text:p text:style-name="P1">You can turn off this feature to get a quicker startup with -A</text:p>
      <text:p text:style-name="P1"></text:p>
      <text:p text:style-name="P1">Database changed</text:p>
      <text:p text:style-name="P1">MariaDB [t31252db]&gt; show tables;</text:p>
      <text:p text:style-name="P1">+--------------------+</text:p>
      <text:p text:style-name="P1">| Tables_in_t31252db |</text:p>
      <text:p text:style-name="P1">+--------------------+</text:p>
      <text:p text:style-name="P1">| Works <text:s text:c="13"/>|</text:p>
      <text:p text:style-name="P1">| departments <text:s text:c="7"/>|</text:p>
      <text:p text:style-name="P1">| professor <text:s text:c="9"/>|</text:p>
      <text:p text:style-name="P1">+--------------------+</text:p>
      <text:p text:style-name="P1">3 rows in set (0.00 sec)</text:p>
      <text:p text:style-name="P1"></text:p>
      <text:p text:style-name="P1">MariaDB [t31252db]&gt; select * from Works;</text:p>
      <text:p text:style-name="P1">+---------+---------+----------+</text:p>
      <text:p text:style-name="P1">| prof_id | dept_id | duration |</text:p>
      <text:p text:style-name="P1">+---------+---------+----------+</text:p>
      <text:p text:style-name="P1">| <text:s text:c="6"/>1 | <text:s text:c="6"/>1 | <text:s text:c="6"/>10 |</text:p>
      <text:p text:style-name="P1">| <text:s text:c="6"/>2 | <text:s text:c="6"/>1 | <text:s text:c="6"/>10 |</text:p>
      <text:p text:style-name="P1">| <text:s text:c="6"/>3 | <text:s text:c="6"/>1 | <text:s text:c="7"/>8 |</text:p>
      <text:p text:style-name="P1">| <text:s text:c="6"/>4 | <text:s text:c="6"/>1 | <text:s text:c="7"/>9 |</text:p>
      <text:p text:style-name="P1">| <text:s text:c="6"/>5 | <text:s text:c="6"/>1 | <text:s text:c="7"/>9 |</text:p>
      <text:p text:style-name="P1">| <text:s text:c="6"/>6 | <text:s text:c="6"/>1 | <text:s text:c="6"/>11 |</text:p>
      <text:p text:style-name="P1">| <text:s text:c="6"/>7 | <text:s text:c="6"/>1 | <text:s text:c="6"/>10 |</text:p>
      <text:p text:style-name="P1">| <text:s text:c="6"/>8 | <text:s text:c="6"/>1 | <text:s text:c="7"/>7 |</text:p>
      <text:p text:style-name="P1">| <text:s text:c="6"/>9 | <text:s text:c="6"/>1 | <text:s text:c="7"/>6 |</text:p>
      <text:p text:style-name="P1">| <text:s text:c="5"/>10 | <text:s text:c="6"/>1 | <text:s text:c="7"/>7 |</text:p>
      <text:p text:style-name="P1">+---------+---------+----------+</text:p>
      <text:p text:style-name="P1">10 rows in set (0.00 sec)</text:p>
      <text:p text:style-name="P1"></text:p>
      <text:p text:style-name="P1">MariaDB [t31252db]&gt; drop Works;</text:p>
      <text:p text:style-name="P1">ERROR 1064 (42000): You have an error in your SQL syntax; check the manual that corresponds to your MariaDB server version for the right syntax to use near 'Works' at line 1</text:p>
      <text:p text:style-name="P1">MariaDB [t31252db]&gt; drop table Works;</text:p>
      <text:p text:style-name="P1">Query OK, 0 rows affected (0.03 sec)</text:p>
      <text:p text:style-name="P1"></text:p>
      <text:p text:style-name="P1">MariaDB [t31252db]&gt; select * departments;</text:p>
      <text:p text:style-name="P1">ERROR 1064 (42000): You have an error in your SQL syntax; check the manual that corresponds to <text:soft-page-break/>your MariaDB server version for the right syntax to use near 'departments' at line 1</text:p>
      <text:p text:style-name="P1">MariaDB [t31252db]&gt; select * from <text:s/>departments;</text:p>
      <text:p text:style-name="P1">+--------------+----------------+</text:p>
      <text:p text:style-name="P1">| departmentid | departmentname |</text:p>
      <text:p text:style-name="P1">+--------------+----------------+</text:p>
      <text:p text:style-name="P1">| <text:s text:c="11"/>1 | COMP <text:s text:c="10"/>|</text:p>
      <text:p text:style-name="P1">| <text:s text:c="11"/>2 | EnTC <text:s text:c="10"/>|</text:p>
      <text:p text:style-name="P1">| <text:s text:c="11"/>3 | IT <text:s text:c="12"/>|</text:p>
      <text:p text:style-name="P1">+--------------+----------------+</text:p>
      <text:p text:style-name="P1">3 rows in set (0.00 sec)</text:p>
      <text:p text:style-name="P1"></text:p>
      <text:p text:style-name="P1">MariaDB [t31252db]&gt; create table Works( profid int,departmentid int,duration int);</text:p>
      <text:p text:style-name="P1">Query OK, 0 rows affected (0.05 sec)</text:p>
      <text:p text:style-name="P1"></text:p>
      <text:p text:style-name="P1">MariaDB [t31252db]&gt; alter table Works add foreign key (profid) references professor(profid);</text:p>
      <text:p text:style-name="P1">Query OK, 0 rows affected (0.08 sec) <text:s text:c="14"/></text:p>
      <text:p text:style-name="P1">Records: 0 <text:s/>Duplicates: 0 <text:s/>Warnings: 0</text:p>
      <text:p text:style-name="P1"></text:p>
      <text:p text:style-name="P1">MariaDB [t31252db]&gt; alter table Works add foreign key (departmentid) references departments(departmentid);</text:p>
      <text:p text:style-name="P1">Query OK, 0 rows affected (0.07 sec) <text:s text:c="14"/></text:p>
      <text:p text:style-name="P1">Records: 0 <text:s/>Duplicates: 0 <text:s/>Warnings: 0</text:p>
      <text:p text:style-name="P1"></text:p>
      <text:p text:style-name="P1">MariaDB [t31252db]&gt; select * from <text:s/>departments;</text:p>
      <text:p text:style-name="P1">+--------------+----------------+</text:p>
      <text:p text:style-name="P1">| departmentid | departmentname |</text:p>
      <text:p text:style-name="P1">+--------------+----------------+</text:p>
      <text:p text:style-name="P1">| <text:s text:c="11"/>1 | COMP <text:s text:c="10"/>|</text:p>
      <text:p text:style-name="P1">| <text:s text:c="11"/>2 | EnTC <text:s text:c="10"/>|</text:p>
      <text:p text:style-name="P1">| <text:s text:c="11"/>3 | IT <text:s text:c="12"/>|</text:p>
      <text:p text:style-name="P1">+--------------+----------------+</text:p>
      <text:p text:style-name="P1">3 rows in set (0.00 sec)</text:p>
      <text:p text:style-name="P1"></text:p>
      <text:p text:style-name="P1">MariaDB [t31252db]&gt; select * from <text:s/>Works;</text:p>
      <text:p text:style-name="P1">Empty set (0.00 sec)</text:p>
      <text:p text:style-name="P1"></text:p>
      <text:p text:style-name="P1">MariaDB [t31252db]&gt; select * from <text:s/>professor;</text:p>
      <text:p text:style-name="P1">+--------+----------+--------------+---------+--------------+----------+-------+-------------+</text:p>
      <text:p text:style-name="P1">| profid | profname | departmentid | prosal <text:s/>| prodesig <text:s text:c="4"/>| proemail | city <text:s/>| joiningdate |</text:p>
      <text:p text:style-name="P1">+--------+----------+--------------+---------+--------------+----------+-------+-------------+</text:p>
      <text:p text:style-name="P1">| <text:s text:c="5"/>1 | raj <text:s text:c="5"/>| <text:s text:c="11"/>2 | <text:s/>100000 | lecturer <text:s text:c="4"/>| a <text:s text:c="7"/>| nag <text:s text:c="2"/>| 2016-01-01 <text:s/>|</text:p>
      <text:p text:style-name="P1">| <text:s text:c="5"/>2 | harsh <text:s text:c="3"/>| <text:s text:c="11"/>2 | <text:s/>100000 | lecturer <text:s text:c="4"/>| a <text:s text:c="7"/>| nag <text:s text:c="2"/>| 2016-01-01 <text:s/>|</text:p>
      <text:p text:style-name="P1">| <text:s text:c="5"/>3 | harish <text:s text:c="2"/>| <text:s text:c="11"/>2 | <text:s text:c="2"/>50000 | lecturer <text:s text:c="4"/>| b <text:s text:c="7"/>| pune <text:s/>| 2016-01-01 <text:s/>|</text:p>
      <text:p text:style-name="P1">| <text:s text:c="5"/>4 | amit <text:s text:c="4"/>| <text:s text:c="11"/>2 | <text:s/>750000 | lecturer <text:s text:c="4"/>| b <text:s text:c="7"/>| pune <text:s/>| 2016-01-01 <text:s/>|</text:p>
      <text:p text:style-name="P1">| <text:s text:c="5"/>5 | viren <text:s text:c="3"/>| <text:s text:c="11"/>1 | 1200000 | headlecturer | ap <text:s text:c="6"/>| pune <text:s/>| 2015-01-01 <text:s/>|</text:p>
      <text:p text:style-name="P1">| <text:s text:c="5"/>6 | vidhi <text:s text:c="3"/>| <text:s text:c="11"/>3 | 1500000 | headlecturer | ap <text:s text:c="6"/>| mum <text:s text:c="2"/>| 2015-01-01 <text:s/>|</text:p>
      <text:p text:style-name="P1">| <text:s text:c="5"/>7 | shradha <text:s/>| <text:s text:c="11"/>1 | 1200000 | headlecturer | ap <text:s text:c="6"/>| mum <text:s text:c="2"/>| 2015-01-01 <text:s/>|</text:p>
      <text:p text:style-name="P1">| <text:s text:c="5"/>8 | pralhad <text:s/>| <text:s text:c="11"/>1 | 1200000 | headlecturer | ap <text:s text:c="6"/>| nag <text:s text:c="2"/>| 2015-01-01 <text:s/>|</text:p>
      <text:p text:style-name="P1">| <text:s text:c="5"/>9 | Samartha | <text:s text:c="11"/>3 | 1800000 | HOD <text:s text:c="9"/>| ap <text:s text:c="6"/>| dubai | 2005-02-15 <text:s/>|</text:p>
      <text:p text:style-name="P1"><text:soft-page-break/>| <text:s text:c="4"/>10 | pranjali | <text:s text:c="11"/>3 | 2000000 | dean <text:s text:c="8"/>| ap <text:s text:c="6"/>| mum <text:s text:c="2"/>| 2001-01-15 <text:s/>|</text:p>
      <text:p text:style-name="P1">+--------+----------+--------------+---------+--------------+----------+-------+-------------+</text:p>
      <text:p text:style-name="P1">10 rows in set (0.00 sec)</text:p>
      <text:p text:style-name="P1"></text:p>
      <text:p text:style-name="P1">MariaDB [t31252db]&gt; alter table professor add foreign key (departmentid) references departments(departmentid);</text:p>
      <text:p text:style-name="P1">Query OK, 10 rows affected (0.11 sec) <text:s text:c="13"/></text:p>
      <text:p text:style-name="P1">Records: 10 <text:s/>Duplicates: 0 <text:s/>Warnings: 0</text:p>
      <text:p text:style-name="P1"></text:p>
      <text:p text:style-name="P1">MariaDB [t31252db]&gt; insert into <text:s/>Works(profid) values(1);</text:p>
      <text:p text:style-name="P1">Query OK, 1 row affected (0.00 sec)</text:p>
      <text:p text:style-name="P1"></text:p>
      <text:p text:style-name="P1">MariaDB [t31252db]&gt; select * from <text:s/>Works;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1 | <text:s text:c="8"/>NULL | <text:s text:c="4"/>NULL |</text:p>
      <text:p text:style-name="P1">+--------+--------------+----------+</text:p>
      <text:p text:style-name="P1">1 row in set (0.00 sec)</text:p>
      <text:p text:style-name="P1"></text:p>
      <text:p text:style-name="P1">MariaDB [t31252db]&gt; insert into <text:s/>Works values(2,2,7);</text:p>
      <text:p text:style-name="P1">Query OK, 1 row affected (0.01 sec)</text:p>
      <text:p text:style-name="P1"></text:p>
      <text:p text:style-name="P1">MariaDB [t31252db]&gt; insert into <text:s/>Works values(3,2,7);</text:p>
      <text:p text:style-name="P1">Query OK, 1 row affected (0.00 sec)</text:p>
      <text:p text:style-name="P1"></text:p>
      <text:p text:style-name="P1">MariaDB [t31252db]&gt; insert into <text:s/>Works values(4,2,7);</text:p>
      <text:p text:style-name="P1">Query OK, 1 row affected (0.01 sec)</text:p>
      <text:p text:style-name="P1"></text:p>
      <text:p text:style-name="P1">MariaDB [t31252db]&gt; insert into <text:s/>Works values(5,1,8);</text:p>
      <text:p text:style-name="P1">Query OK, 1 row affected (0.12 sec)</text:p>
      <text:p text:style-name="P1"></text:p>
      <text:p text:style-name="P1">MariaDB [t31252db]&gt; insert into <text:s/>Works values(6,3,8);</text:p>
      <text:p text:style-name="P1">Query OK, 1 row affected (0.01 sec)</text:p>
      <text:p text:style-name="P1"></text:p>
      <text:p text:style-name="P1">MariaDB [t31252db]&gt; insert into <text:s/>Works values(7,3,8);</text:p>
      <text:p text:style-name="P1">Query OK, 1 row affected (0.01 sec)</text:p>
      <text:p text:style-name="P1"></text:p>
      <text:p text:style-name="P1">MariaDB [t31252db]&gt; insert into <text:s/>Works values(7,1,8);</text:p>
      <text:p text:style-name="P1">Query OK, 1 row affected (0.01 sec)</text:p>
      <text:p text:style-name="P1"></text:p>
      <text:p text:style-name="P1">MariaDB [t31252db]&gt; insert into <text:s/>Works values(8,1,8);</text:p>
      <text:p text:style-name="P1">Query OK, 1 row affected (0.01 sec)</text:p>
      <text:p text:style-name="P1"></text:p>
      <text:p text:style-name="P1">MariaDB [t31252db]&gt; insert into <text:s/>Works values(9,3,10);</text:p>
      <text:p text:style-name="P1">Query OK, 1 row affected (0.02 sec)</text:p>
      <text:p text:style-name="P1"></text:p>
      <text:p text:style-name="P1">MariaDB [t31252db]&gt; insert into <text:s/>Works values(10,3,10);</text:p>
      <text:p text:style-name="P1">Query OK, 1 row affected (0.01 sec)</text:p>
      <text:p text:style-name="P1"><text:soft-page-break/></text:p>
      <text:p text:style-name="P1">MariaDB [t31252db]&gt; select * from <text:s/>Works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1 | <text:s text:c="8"/>NULL | <text:s text:c="4"/>NULL |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+--------+--------------+----------+</text:p>
      <text:p text:style-name="P1">11 rows in set (0.00 sec)</text:p>
      <text:p text:style-name="P1"></text:p>
      <text:p text:style-name="P1">MariaDB [t31252db]&gt; delete from Works where profid=7&amp;&amp; departmentid=3;</text:p>
      <text:p text:style-name="P1">Query OK, 1 row affected (0.01 sec)</text:p>
      <text:p text:style-name="P1"></text:p>
      <text:p text:style-name="P1">MariaDB [t31252db]&gt; select * from <text:s/>Works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1 | <text:s text:c="8"/>NULL | <text:s text:c="4"/>NULL |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+--------+--------------+----------+</text:p>
      <text:p text:style-name="P1">10 rows in set (0.00 sec)</text:p>
      <text:p text:style-name="P1"></text:p>
      <text:p text:style-name="P1">MariaDB [t31252db]&gt; delete from Works where profid=1;</text:p>
      <text:p text:style-name="P1">Query OK, 1 row affected (0.01 sec)</text:p>
      <text:p text:style-name="P1"></text:p>
      <text:p text:style-name="P1">MariaDB [t31252db]&gt; select * from <text:s/>Works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<text:soft-page-break/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+--------+--------------+----------+</text:p>
      <text:p text:style-name="P1">9 rows in set (0.00 sec)</text:p>
      <text:p text:style-name="P1"></text:p>
      <text:p text:style-name="P1">MariaDB [t31252db]&gt; insert into <text:s/>Works values(1,2,7);</text:p>
      <text:p text:style-name="P1">Query OK, 1 row affected (0.01 sec)</text:p>
      <text:p text:style-name="P1"></text:p>
      <text:p text:style-name="P1">MariaDB [t31252db]&gt; select * from <text:s/>Works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| <text:s text:c="5"/>1 | <text:s text:c="11"/>2 | <text:s text:c="7"/>7 |</text:p>
      <text:p text:style-name="P1">+--------+--------------+----------+</text:p>
      <text:p text:style-name="P1">10 rows in set (0.00 sec)</text:p>
      <text:p text:style-name="P1"></text:p>
      <text:p text:style-name="P1">MariaDB [t31252db]&gt; create table shift(profid int,shift int,workinghour int);</text:p>
      <text:p text:style-name="P1">Query OK, 0 rows affected (0.04 sec)</text:p>
      <text:p text:style-name="P1"></text:p>
      <text:p text:style-name="P1">MariaDB [t31252db]&gt; alter table shift add foreign key (profid) references professor(profid);</text:p>
      <text:p text:style-name="P1">Query OK, 0 rows affected (0.07 sec) <text:s text:c="14"/></text:p>
      <text:p text:style-name="P1">Records: 0 <text:s/>Duplicates: 0 <text:s/>Warnings: 0</text:p>
      <text:p text:style-name="P1"></text:p>
      <text:p text:style-name="P1">MariaDB [t31252db]&gt; alter table shift add primary key (profid) references professor(profid);</text:p>
      <text:p text:style-name="P1">ERROR 1064 (42000): You have an error in your SQL syntax; check the manual that corresponds to your MariaDB server version for the right syntax to use near 'references professor(profid)' at line 1</text:p>
      <text:p text:style-name="P1">MariaDB [t31252db]&gt; alter table shift add primary key (profid) ;</text:p>
      <text:p text:style-name="P1">Query OK, 0 rows affected (0.06 sec) <text:s text:c="14"/></text:p>
      <text:p text:style-name="P1">Records: 0 <text:s/>Duplicates: 0 <text:s/>Warnings: 0</text:p>
      <text:p text:style-name="P1"></text:p>
      <text:p text:style-name="P1">MariaDB [t31252db]&gt; select * from <text:s/>Works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<text:soft-page-break/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| <text:s text:c="5"/>1 | <text:s text:c="11"/>2 | <text:s text:c="7"/>7 |</text:p>
      <text:p text:style-name="P1">+--------+--------------+----------+</text:p>
      <text:p text:style-name="P1">10 rows in set (0.00 sec)</text:p>
      <text:p text:style-name="P1"></text:p>
      <text:p text:style-name="P1">MariaDB [t31252db]&gt; select * from <text:s/>Works order by profid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1 | <text:s text:c="11"/>2 | <text:s text:c="7"/>7 |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+--------+--------------+----------+</text:p>
      <text:p text:style-name="P1">10 rows in set (0.00 sec)</text:p>
      <text:p text:style-name="P1"></text:p>
      <text:p text:style-name="P1">MariaDB [t31252db]&gt; select * from <text:s/>shift; </text:p>
      <text:p text:style-name="P1">Empty set (0.00 sec)</text:p>
      <text:p text:style-name="P1"></text:p>
      <text:p text:style-name="P1">MariaDB [t31252db]&gt; insert into <text:s/>shift values(1,1,7);</text:p>
      <text:p text:style-name="P1">Query OK, 1 row affected (0.01 sec)</text:p>
      <text:p text:style-name="P1"></text:p>
      <text:p text:style-name="P1">MariaDB [t31252db]&gt; insert into <text:s/>shift values(2,1,7);</text:p>
      <text:p text:style-name="P1">Query OK, 1 row affected (0.01 sec)</text:p>
      <text:p text:style-name="P1"></text:p>
      <text:p text:style-name="P1">MariaDB [t31252db]&gt; insert into <text:s/>shift values(3,1,7);</text:p>
      <text:p text:style-name="P1">Query OK, 1 row affected (0.01 sec)</text:p>
      <text:p text:style-name="P1"></text:p>
      <text:p text:style-name="P1">MariaDB [t31252db]&gt; insert into <text:s/>shift values(4,2,7);</text:p>
      <text:p text:style-name="P1">Query OK, 1 row affected (0.01 sec)</text:p>
      <text:p text:style-name="P1"></text:p>
      <text:p text:style-name="P1">MariaDB [t31252db]&gt; insert into <text:s/>shift values(5,2,8);</text:p>
      <text:p text:style-name="P1">Query OK, 1 row affected (0.01 sec)</text:p>
      <text:p text:style-name="P1"></text:p>
      <text:p text:style-name="P1">MariaDB [t31252db]&gt; insert into <text:s/>shift values(6,2,8);</text:p>
      <text:p text:style-name="P1">Query OK, 1 row affected (0.01 sec)</text:p>
      <text:p text:style-name="P1"></text:p>
      <text:p text:style-name="P1"><text:soft-page-break/>MariaDB [t31252db]&gt; insert into <text:s/>shift values(7,1,8);</text:p>
      <text:p text:style-name="P1">Query OK, 1 row affected (0.00 sec)</text:p>
      <text:p text:style-name="P1"></text:p>
      <text:p text:style-name="P1">MariaDB [t31252db]&gt; insert into <text:s/>shift values(8,1,8);</text:p>
      <text:p text:style-name="P1">Query OK, 1 row affected (0.01 sec)</text:p>
      <text:p text:style-name="P1"></text:p>
      <text:p text:style-name="P1">MariaDB [t31252db]&gt; insert into <text:s/>shift values(9,1,10);</text:p>
      <text:p text:style-name="P1">Query OK, 1 row affected (0.01 sec)</text:p>
      <text:p text:style-name="P1"></text:p>
      <text:p text:style-name="P1">MariaDB [t31252db]&gt; insert into <text:s/>shift values(9,1,7);</text:p>
      <text:p text:style-name="P1">ERROR 1062 (23000): Duplicate entry '9' for key 'PRIMARY'</text:p>
      <text:p text:style-name="P1">MariaDB [t31252db]&gt; insert into <text:s/>shift values(10,1,7);</text:p>
      <text:p text:style-name="P1">Query OK, 1 row affected (0.02 sec)</text:p>
      <text:p text:style-name="P1"></text:p>
      <text:p text:style-name="P1">MariaDB [t31252db]&gt; select * from <text:s/>shift; </text:p>
      <text:p text:style-name="P1">+--------+-------+-------------+</text:p>
      <text:p text:style-name="P1">| profid | shift | workinghour |</text:p>
      <text:p text:style-name="P1">+--------+-------+-------------+</text:p>
      <text:p text:style-name="P1">| <text:s text:c="5"/>1 | <text:s text:c="4"/>1 | <text:s text:c="10"/>7 |</text:p>
      <text:p text:style-name="P1">| <text:s text:c="5"/>2 | <text:s text:c="4"/>1 | <text:s text:c="10"/>7 |</text:p>
      <text:p text:style-name="P1">| <text:s text:c="5"/>3 | <text:s text:c="4"/>1 | <text:s text:c="10"/>7 |</text:p>
      <text:p text:style-name="P1">| <text:s text:c="5"/>4 | <text:s text:c="4"/>2 | <text:s text:c="10"/>7 |</text:p>
      <text:p text:style-name="P1">| <text:s text:c="5"/>5 | <text:s text:c="4"/>2 | <text:s text:c="10"/>8 |</text:p>
      <text:p text:style-name="P1">| <text:s text:c="5"/>6 | <text:s text:c="4"/>2 | <text:s text:c="10"/>8 |</text:p>
      <text:p text:style-name="P1">| <text:s text:c="5"/>7 | <text:s text:c="4"/>1 | <text:s text:c="10"/>8 |</text:p>
      <text:p text:style-name="P1">| <text:s text:c="5"/>8 | <text:s text:c="4"/>1 | <text:s text:c="10"/>8 |</text:p>
      <text:p text:style-name="P1">| <text:s text:c="5"/>9 | <text:s text:c="4"/>1 | <text:s text:c="9"/>10 |</text:p>
      <text:p text:style-name="P1">| <text:s text:c="4"/>10 | <text:s text:c="4"/>1 | <text:s text:c="10"/>7 |</text:p>
      <text:p text:style-name="P1">+--------+-------+-------------+</text:p>
      <text:p text:style-name="P1">10 rows in set (0.00 sec)</text:p>
      <text:p text:style-name="P1"></text:p>
      <text:p text:style-name="P1">MariaDB [t31252db]&gt; select * from works; </text:p>
      <text:p text:style-name="P1">ERROR 1146 (42S02): Table 't31252db.works' doesn't exist</text:p>
      <text:p text:style-name="P1">MariaDB [t31252db]&gt; select * from Works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| <text:s text:c="5"/>1 | <text:s text:c="11"/>2 | <text:s text:c="7"/>7 |</text:p>
      <text:p text:style-name="P1">+--------+--------------+----------+</text:p>
      <text:p text:style-name="P1">10 rows in set (0.00 sec)</text:p>
      <text:p text:style-name="P1"><text:soft-page-break/></text:p>
      <text:p text:style-name="P1">MariaDB [t31252db]&gt; select * from Works order by profid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1 | <text:s text:c="11"/>2 | <text:s text:c="7"/>7 |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+--------+--------------+----------+</text:p>
      <text:p text:style-name="P1">10 rows in set (0.00 sec)</text:p>
      <text:p text:style-name="P1"></text:p>
      <text:p text:style-name="P1">MariaDB [t31252db]&gt; select * from <text:s/>professor; </text:p>
      <text:p text:style-name="P1">+--------+----------+--------------+---------+--------------+----------+-------+-------------+</text:p>
      <text:p text:style-name="P1">| profid | profname | departmentid | prosal <text:s/>| prodesig <text:s text:c="4"/>| proemail | city <text:s/>| joiningdate |</text:p>
      <text:p text:style-name="P1">+--------+----------+--------------+---------+--------------+----------+-------+-------------+</text:p>
      <text:p text:style-name="P1">| <text:s text:c="5"/>1 | raj <text:s text:c="5"/>| <text:s text:c="11"/>2 | <text:s/>100000 | lecturer <text:s text:c="4"/>| a <text:s text:c="7"/>| nag <text:s text:c="2"/>| 2016-01-01 <text:s/>|</text:p>
      <text:p text:style-name="P1">| <text:s text:c="5"/>2 | harsh <text:s text:c="3"/>| <text:s text:c="11"/>2 | <text:s/>100000 | lecturer <text:s text:c="4"/>| a <text:s text:c="7"/>| nag <text:s text:c="2"/>| 2016-01-01 <text:s/>|</text:p>
      <text:p text:style-name="P1">| <text:s text:c="5"/>3 | harish <text:s text:c="2"/>| <text:s text:c="11"/>2 | <text:s text:c="2"/>50000 | lecturer <text:s text:c="4"/>| b <text:s text:c="7"/>| pune <text:s/>| 2016-01-01 <text:s/>|</text:p>
      <text:p text:style-name="P1">| <text:s text:c="5"/>4 | amit <text:s text:c="4"/>| <text:s text:c="11"/>2 | <text:s/>750000 | lecturer <text:s text:c="4"/>| b <text:s text:c="7"/>| pune <text:s/>| 2016-01-01 <text:s/>|</text:p>
      <text:p text:style-name="P1">| <text:s text:c="5"/>5 | viren <text:s text:c="3"/>| <text:s text:c="11"/>1 | 1200000 | headlecturer | ap <text:s text:c="6"/>| pune <text:s/>| 2015-01-01 <text:s/>|</text:p>
      <text:p text:style-name="P1">| <text:s text:c="5"/>6 | vidhi <text:s text:c="3"/>| <text:s text:c="11"/>3 | 1500000 | headlecturer | ap <text:s text:c="6"/>| mum <text:s text:c="2"/>| 2015-01-01 <text:s/>|</text:p>
      <text:p text:style-name="P1">| <text:s text:c="5"/>7 | shradha <text:s/>| <text:s text:c="11"/>1 | 1200000 | headlecturer | ap <text:s text:c="6"/>| mum <text:s text:c="2"/>| 2015-01-01 <text:s/>|</text:p>
      <text:p text:style-name="P1">| <text:s text:c="5"/>8 | pralhad <text:s/>| <text:s text:c="11"/>1 | 1200000 | headlecturer | ap <text:s text:c="6"/>| nag <text:s text:c="2"/>| 2015-01-01 <text:s/>|</text:p>
      <text:p text:style-name="P1">| <text:s text:c="5"/>9 | Samartha | <text:s text:c="11"/>3 | 1800000 | HOD <text:s text:c="9"/>| ap <text:s text:c="6"/>| dubai | 2005-02-15 <text:s/>|</text:p>
      <text:p text:style-name="P1">| <text:s text:c="4"/>10 | pranjali | <text:s text:c="11"/>3 | 2000000 | dean <text:s text:c="8"/>| ap <text:s text:c="6"/>| mum <text:s text:c="2"/>| 2001-01-15 <text:s/>|</text:p>
      <text:p text:style-name="P1">+--------+----------+--------------+---------+--------------+----------+-------+-------------+</text:p>
      <text:p text:style-name="P1">10 rows in set (0.00 sec)</text:p>
      <text:p text:style-name="P1"></text:p>
      <text:p text:style-name="P1">MariaDB [t31252db]&gt; SELECT Orders.OrderID, Customers.CustomerName, Orders.OrderDate</text:p>
      <text:p text:style-name="P1"><text:s text:c="4"/>-&gt; FROM Orders</text:p>
      <text:p text:style-name="P1"><text:s text:c="4"/>-&gt; select * from <text:s/>Works; </text:p>
      <text:p text:style-name="P1">ERROR 1064 (42000): You have an error in your SQL syntax; check the manual that corresponds to your MariaDB server version for the right syntax to use near 'select * from <text:s/>Works' at line 3</text:p>
      <text:p text:style-name="P1">MariaDB [t31252db]&gt; select * from <text:s/>Works; </text:p>
      <text:p text:style-name="P1">+--------+--------------+----------+</text:p>
      <text:p text:style-name="P1">| profid | departmentid | duration |</text:p>
      <text:p text:style-name="P1">+--------+--------------+----------+</text:p>
      <text:p text:style-name="P1">| <text:s text:c="5"/>2 | <text:s text:c="11"/>2 | <text:s text:c="7"/>7 |</text:p>
      <text:p text:style-name="P1">| <text:s text:c="5"/>3 | <text:s text:c="11"/>2 | <text:s text:c="7"/>7 |</text:p>
      <text:p text:style-name="P1">| <text:s text:c="5"/>4 | <text:s text:c="11"/>2 | <text:s text:c="7"/>7 |</text:p>
      <text:p text:style-name="P1">| <text:s text:c="5"/>5 | <text:s text:c="11"/>1 | <text:s text:c="7"/>8 |</text:p>
      <text:p text:style-name="P1">| <text:s text:c="5"/>6 | <text:s text:c="11"/>3 | <text:s text:c="7"/>8 |</text:p>
      <text:p text:style-name="P1"><text:soft-page-break/>| <text:s text:c="5"/>7 | <text:s text:c="11"/>1 | <text:s text:c="7"/>8 |</text:p>
      <text:p text:style-name="P1">| <text:s text:c="5"/>8 | <text:s text:c="11"/>1 | <text:s text:c="7"/>8 |</text:p>
      <text:p text:style-name="P1">| <text:s text:c="5"/>9 | <text:s text:c="11"/>3 | <text:s text:c="6"/>10 |</text:p>
      <text:p text:style-name="P1">| <text:s text:c="4"/>10 | <text:s text:c="11"/>3 | <text:s text:c="6"/>10 |</text:p>
      <text:p text:style-name="P1">| <text:s text:c="5"/>1 | <text:s text:c="11"/>2 | <text:s text:c="7"/>7 |</text:p>
      <text:p text:style-name="P1">+--------+--------------+----------+</text:p>
      <text:p text:style-name="P1">10 rows in set (0.00 sec)</text:p>
      <text:p text:style-name="P1"></text:p>
      <text:p text:style-name="P1">MariaDB [t31252db]&gt; select * from <text:s/>professor; </text:p>
      <text:p text:style-name="P1">+--------+----------+--------------+---------+--------------+----------+-------+-------------+</text:p>
      <text:p text:style-name="P1">| profid | profname | departmentid | prosal <text:s/>| prodesig <text:s text:c="4"/>| proemail | city <text:s/>| joiningdate |</text:p>
      <text:p text:style-name="P1">+--------+----------+--------------+---------+--------------+----------+-------+-------------+</text:p>
      <text:p text:style-name="P1">| <text:s text:c="5"/>1 | raj <text:s text:c="5"/>| <text:s text:c="11"/>2 | <text:s/>100000 | lecturer <text:s text:c="4"/>| a <text:s text:c="7"/>| nag <text:s text:c="2"/>| 2016-01-01 <text:s/>|</text:p>
      <text:p text:style-name="P1">| <text:s text:c="5"/>2 | harsh <text:s text:c="3"/>| <text:s text:c="11"/>2 | <text:s/>100000 | lecturer <text:s text:c="4"/>| a <text:s text:c="7"/>| nag <text:s text:c="2"/>| 2016-01-01 <text:s/>|</text:p>
      <text:p text:style-name="P1">| <text:s text:c="5"/>3 | harish <text:s text:c="2"/>| <text:s text:c="11"/>2 | <text:s text:c="2"/>50000 | lecturer <text:s text:c="4"/>| b <text:s text:c="7"/>| pune <text:s/>| 2016-01-01 <text:s/>|</text:p>
      <text:p text:style-name="P1">| <text:s text:c="5"/>4 | amit <text:s text:c="4"/>| <text:s text:c="11"/>2 | <text:s/>750000 | lecturer <text:s text:c="4"/>| b <text:s text:c="7"/>| pune <text:s/>| 2016-01-01 <text:s/>|</text:p>
      <text:p text:style-name="P1">| <text:s text:c="5"/>5 | viren <text:s text:c="3"/>| <text:s text:c="11"/>1 | 1200000 | headlecturer | ap <text:s text:c="6"/>| pune <text:s/>| 2015-01-01 <text:s/>|</text:p>
      <text:p text:style-name="P1">| <text:s text:c="5"/>6 | vidhi <text:s text:c="3"/>| <text:s text:c="11"/>3 | 1500000 | headlecturer | ap <text:s text:c="6"/>| mum <text:s text:c="2"/>| 2015-01-01 <text:s/>|</text:p>
      <text:p text:style-name="P1">| <text:s text:c="5"/>7 | shradha <text:s/>| <text:s text:c="11"/>1 | 1200000 | headlecturer | ap <text:s text:c="6"/>| mum <text:s text:c="2"/>| 2015-01-01 <text:s/>|</text:p>
      <text:p text:style-name="P1">| <text:s text:c="5"/>8 | pralhad <text:s/>| <text:s text:c="11"/>1 | 1200000 | headlecturer | ap <text:s text:c="6"/>| nag <text:s text:c="2"/>| 2015-01-01 <text:s/>|</text:p>
      <text:p text:style-name="P1">| <text:s text:c="5"/>9 | Samartha | <text:s text:c="11"/>3 | 1800000 | HOD <text:s text:c="9"/>| ap <text:s text:c="6"/>| dubai | 2005-02-15 <text:s/>|</text:p>
      <text:p text:style-name="P1">| <text:s text:c="4"/>10 | pranjali | <text:s text:c="11"/>3 | 2000000 | dean <text:s text:c="8"/>| ap <text:s text:c="6"/>| mum <text:s text:c="2"/>| 2001-01-15 <text:s/>|</text:p>
      <text:p text:style-name="P1">+--------+----------+--------------+---------+--------------+----------+-------+-------------+</text:p>
      <text:p text:style-name="P1">10 rows in set (0.00 sec)</text:p>
      <text:p text:style-name="P1"></text:p>
      <text:p text:style-name="P1">MariaDB [t31252db]&gt; select professor.profid,profesor.profname ,shift.workinghour from professor inner join shift on professor.profid=shift.profid ; </text:p>
      <text:p text:style-name="P1">ERROR 1054 (42S22): Unknown column 'profesor.profname' in 'field list'</text:p>
      <text:p text:style-name="P1">MariaDB [t31252db]&gt; select professor.profid,professor.profname ,shift.workinghour from professor inner join shift on professor.profid=shift.profid ; </text:p>
      <text:p text:style-name="P1">+--------+----------+-------------+</text:p>
      <text:p text:style-name="P1">| profid | profname | workinghour |</text:p>
      <text:p text:style-name="P1">+--------+----------+-------------+</text:p>
      <text:p text:style-name="P1">| <text:s text:c="5"/>1 | raj <text:s text:c="5"/>| <text:s text:c="10"/>7 |</text:p>
      <text:p text:style-name="P1">| <text:s text:c="5"/>2 | harsh <text:s text:c="3"/>| <text:s text:c="10"/>7 |</text:p>
      <text:p text:style-name="P1">| <text:s text:c="5"/>3 | harish <text:s text:c="2"/>| <text:s text:c="10"/>7 |</text:p>
      <text:p text:style-name="P1">| <text:s text:c="5"/>4 | amit <text:s text:c="4"/>| <text:s text:c="10"/>7 |</text:p>
      <text:p text:style-name="P1">| <text:s text:c="5"/>5 | viren <text:s text:c="3"/>| <text:s text:c="10"/>8 |</text:p>
      <text:p text:style-name="P1">| <text:s text:c="5"/>6 | vidhi <text:s text:c="3"/>| <text:s text:c="10"/>8 |</text:p>
      <text:p text:style-name="P1">| <text:s text:c="5"/>7 | shradha <text:s/>| <text:s text:c="10"/>8 |</text:p>
      <text:p text:style-name="P1">| <text:s text:c="5"/>8 | pralhad <text:s/>| <text:s text:c="10"/>8 |</text:p>
      <text:p text:style-name="P1">| <text:s text:c="5"/>9 | Samartha | <text:s text:c="9"/>10 |</text:p>
      <text:p text:style-name="P1">| <text:s text:c="4"/>10 | pranjali | <text:s text:c="10"/>7 |</text:p>
      <text:p text:style-name="P1">+--------+----------+-------------+</text:p>
      <text:p text:style-name="P1">10 rows in set (0.01 sec)</text:p>
      <text:p text:style-name="P1"></text:p>
      <text:p text:style-name="P1">MariaDB [t31252db]&gt; insert into professor values(1,jay,1,coach,jayxyz,nag,2016-05-15);</text:p>
      <text:p text:style-name="P1">ERROR 1054 (42S22): Unknown column 'jay' in 'field list'</text:p>
      <text:p text:style-name="P1">MariaDB [t31252db]&gt; insert into professor values(11,jay,1,coach,jayxyz,nag,2016-05-15);</text:p>
      <text:p text:style-name="P1"><text:soft-page-break/>ERROR 1054 (42S22): Unknown column 'jay' in 'field list'</text:p>
      <text:p text:style-name="P1">MariaDB [t31252db]&gt; insert into professor values(11,'jay',1,'coach','jayxyz','nag',2016-05-15);</text:p>
      <text:p text:style-name="P1">ERROR 1136 (21S01): Column count doesn't match value count at row 1</text:p>
      <text:p text:style-name="P1">MariaDB [t31252db]&gt; insert into professor values(11,'jay',1,1200000,'coach','jayxyz','nag',2016-05-15);</text:p>
      <text:p text:style-name="P1">Query OK, 1 row affected, 1 warning (0.03 sec)</text:p>
      <text:p text:style-name="P1"></text:p>
      <text:p text:style-name="P1">MariaDB [t31252db]&gt; select * from professor;</text:p>
      <text:p text:style-name="P1">+--------+----------+--------------+---------+--------------+----------+-------+-------------+</text:p>
      <text:p text:style-name="P1">| profid | profname | departmentid | prosal <text:s/>| prodesig <text:s text:c="4"/>| proemail | city <text:s/>| joiningdate |</text:p>
      <text:p text:style-name="P1">+--------+----------+--------------+---------+--------------+----------+-------+-------------+</text:p>
      <text:p text:style-name="P1">| <text:s text:c="5"/>1 | raj <text:s text:c="5"/>| <text:s text:c="11"/>2 | <text:s/>100000 | lecturer <text:s text:c="4"/>| a <text:s text:c="7"/>| nag <text:s text:c="2"/>| 2016-01-01 <text:s/>|</text:p>
      <text:p text:style-name="P1">| <text:s text:c="5"/>2 | harsh <text:s text:c="3"/>| <text:s text:c="11"/>2 | <text:s/>100000 | lecturer <text:s text:c="4"/>| a <text:s text:c="7"/>| nag <text:s text:c="2"/>| 2016-01-01 <text:s/>|</text:p>
      <text:p text:style-name="P1">| <text:s text:c="5"/>3 | harish <text:s text:c="2"/>| <text:s text:c="11"/>2 | <text:s text:c="2"/>50000 | lecturer <text:s text:c="4"/>| b <text:s text:c="7"/>| pune <text:s/>| 2016-01-01 <text:s/>|</text:p>
      <text:p text:style-name="P1">| <text:s text:c="5"/>4 | amit <text:s text:c="4"/>| <text:s text:c="11"/>2 | <text:s/>750000 | lecturer <text:s text:c="4"/>| b <text:s text:c="7"/>| pune <text:s/>| 2016-01-01 <text:s/>|</text:p>
      <text:p text:style-name="P1">| <text:s text:c="5"/>5 | viren <text:s text:c="3"/>| <text:s text:c="11"/>1 | 1200000 | headlecturer | ap <text:s text:c="6"/>| pune <text:s/>| 2015-01-01 <text:s/>|</text:p>
      <text:p text:style-name="P1">| <text:s text:c="5"/>6 | vidhi <text:s text:c="3"/>| <text:s text:c="11"/>3 | 1500000 | headlecturer | ap <text:s text:c="6"/>| mum <text:s text:c="2"/>| 2015-01-01 <text:s/>|</text:p>
      <text:p text:style-name="P1">| <text:s text:c="5"/>7 | shradha <text:s/>| <text:s text:c="11"/>1 | 1200000 | headlecturer | ap <text:s text:c="6"/>| mum <text:s text:c="2"/>| 2015-01-01 <text:s/>|</text:p>
      <text:p text:style-name="P1">| <text:s text:c="5"/>8 | pralhad <text:s/>| <text:s text:c="11"/>1 | 1200000 | headlecturer | ap <text:s text:c="6"/>| nag <text:s text:c="2"/>| 2015-01-01 <text:s/>|</text:p>
      <text:p text:style-name="P1">| <text:s text:c="5"/>9 | Samartha | <text:s text:c="11"/>3 | 1800000 | HOD <text:s text:c="9"/>| ap <text:s text:c="6"/>| dubai | 2005-02-15 <text:s/>|</text:p>
      <text:p text:style-name="P1">| <text:s text:c="4"/>10 | pranjali | <text:s text:c="11"/>3 | 2000000 | dean <text:s text:c="8"/>| ap <text:s text:c="6"/>| mum <text:s text:c="2"/>| 2001-01-15 <text:s/>|</text:p>
      <text:p text:style-name="P1">| <text:s text:c="4"/>11 | jay <text:s text:c="5"/>| <text:s text:c="11"/>1 | 1200000 | coach <text:s text:c="7"/>| jayxyz <text:s text:c="2"/>| nag <text:s text:c="2"/>| 0000-00-00 <text:s/>|</text:p>
      <text:p text:style-name="P1">+--------+----------+--------------+---------+--------------+----------+-------+-------------+</text:p>
      <text:p text:style-name="P1">11 rows in set (0.00 sec)</text:p>
      <text:p text:style-name="P1"></text:p>
      <text:p text:style-name="P1">MariaDB [t31252db]&gt; update table professor set joining date='2016-05-15' where profid=11;</text:p>
      <text:p text:style-name="P1">ERROR 1064 (42000): You have an error in your SQL syntax; check the manual that corresponds to your MariaDB server version for the right syntax to use near 'table professor set joining date='2016-05-15' where profid=11' at line 1</text:p>
      <text:p text:style-name="P1">MariaDB [t31252db]&gt; update table professor set joiningdate='2016-05-15' where profid=11;</text:p>
      <text:p text:style-name="P1">ERROR 1064 (42000): You have an error in your SQL syntax; check the manual that corresponds to your MariaDB server version for the right syntax to use near 'table professor set joiningdate='2016-05-15' where profid=11' at line 1</text:p>
      <text:p text:style-name="P1">MariaDB [t31252db]&gt; delete from professor where profid=11;</text:p>
      <text:p text:style-name="P1">Query OK, 1 row affected (0.01 sec)</text:p>
      <text:p text:style-name="P1"></text:p>
      <text:p text:style-name="P1">MariaDB [t31252db]&gt; insert into professor values(11,'jay',1,1200000,'coach','jayxyz','nag','2016-05-15');</text:p>
      <text:p text:style-name="P1">Query OK, 1 row affected (0.01 sec)</text:p>
      <text:p text:style-name="P1"></text:p>
      <text:p text:style-name="P1">MariaDB [t31252db]&gt; select * from professor;</text:p>
      <text:p text:style-name="P1">+--------+----------+--------------+---------+--------------+----------+-------+-------------+</text:p>
      <text:p text:style-name="P1">| profid | profname | departmentid | prosal <text:s/>| prodesig <text:s text:c="4"/>| proemail | city <text:s/>| joiningdate |</text:p>
      <text:p text:style-name="P1">+--------+----------+--------------+---------+--------------+----------+-------+-------------+</text:p>
      <text:p text:style-name="P1">| <text:s text:c="5"/>1 | raj <text:s text:c="5"/>| <text:s text:c="11"/>2 | <text:s/>100000 | lecturer <text:s text:c="4"/>| a <text:s text:c="7"/>| nag <text:s text:c="2"/>| 2016-01-01 <text:s/>|</text:p>
      <text:p text:style-name="P1">| <text:s text:c="5"/>2 | harsh <text:s text:c="3"/>| <text:s text:c="11"/>2 | <text:s/>100000 | lecturer <text:s text:c="4"/>| a <text:s text:c="7"/>| nag <text:s text:c="2"/>| 2016-01-01 <text:s/>|</text:p>
      <text:p text:style-name="P1">| <text:s text:c="5"/>3 | harish <text:s text:c="2"/>| <text:s text:c="11"/>2 | <text:s text:c="2"/>50000 | lecturer <text:s text:c="4"/>| b <text:s text:c="7"/>| pune <text:s/>| 2016-01-01 <text:s/>|</text:p>
      <text:p text:style-name="P1">| <text:s text:c="5"/>4 | amit <text:s text:c="4"/>| <text:s text:c="11"/>2 | <text:s/>750000 | lecturer <text:s text:c="4"/>| b <text:s text:c="7"/>| pune <text:s/>| 2016-01-01 <text:s/>|</text:p>
      <text:p text:style-name="P1">| <text:s text:c="5"/>5 | viren <text:s text:c="3"/>| <text:s text:c="11"/>1 | 1200000 | headlecturer | ap <text:s text:c="6"/>| pune <text:s/>| 2015-01-01 <text:s/>|</text:p>
      <text:p text:style-name="P1">| <text:s text:c="5"/>6 | vidhi <text:s text:c="3"/>| <text:s text:c="11"/>3 | 1500000 | headlecturer | ap <text:s text:c="6"/>| mum <text:s text:c="2"/>| 2015-01-01 <text:s/>|</text:p>
      <text:p text:style-name="P1"><text:soft-page-break/>| <text:s text:c="5"/>7 | shradha <text:s/>| <text:s text:c="11"/>1 | 1200000 | headlecturer | ap <text:s text:c="6"/>| mum <text:s text:c="2"/>| 2015-01-01 <text:s/>|</text:p>
      <text:p text:style-name="P1">| <text:s text:c="5"/>8 | pralhad <text:s/>| <text:s text:c="11"/>1 | 1200000 | headlecturer | ap <text:s text:c="6"/>| nag <text:s text:c="2"/>| 2015-01-01 <text:s/>|</text:p>
      <text:p text:style-name="P1">| <text:s text:c="5"/>9 | Samartha | <text:s text:c="11"/>3 | 1800000 | HOD <text:s text:c="9"/>| ap <text:s text:c="6"/>| dubai | 2005-02-15 <text:s/>|</text:p>
      <text:p text:style-name="P1">| <text:s text:c="4"/>10 | pranjali | <text:s text:c="11"/>3 | 2000000 | dean <text:s text:c="8"/>| ap <text:s text:c="6"/>| mum <text:s text:c="2"/>| 2001-01-15 <text:s/>|</text:p>
      <text:p text:style-name="P1">| <text:s text:c="4"/>11 | jay <text:s text:c="5"/>| <text:s text:c="11"/>1 | 1200000 | coach <text:s text:c="7"/>| jayxyz <text:s text:c="2"/>| nag <text:s text:c="2"/>| 2016-05-15 <text:s/>|</text:p>
      <text:p text:style-name="P1">+--------+----------+--------------+---------+--------------+----------+-------+-------------+</text:p>
      <text:p text:style-name="P1">11 rows in set (0.00 sec)</text:p>
      <text:p text:style-name="P1"></text:p>
      <text:p text:style-name="P1">MariaDB [t31252db]&gt; insert into professor values(11,'ajay',1,1700000,'admin','ajayxyz','nag','2016-05-15');</text:p>
      <text:p text:style-name="P1">ERROR 1062 (23000): Duplicate entry '11' for key 'PRIMARY'</text:p>
      <text:p text:style-name="P1">MariaDB [t31252db]&gt; insert into professor values(12,'ajay',1,1700000,'admin','ajayxyz','nag','2016-05-15');</text:p>
      <text:p text:style-name="P1">Query OK, 1 row affected (0.01 sec)</text:p>
      <text:p text:style-name="P1"></text:p>
      <text:p text:style-name="P1">MariaDB [t31252db]&gt; insert into departments values(4,'humanresource');</text:p>
      <text:p text:style-name="P1">Query OK, 1 row affected, 1 warning (0.02 sec)</text:p>
      <text:p text:style-name="P1"></text:p>
      <text:p text:style-name="P1">MariaDB [t31252db]&gt; insert into departments values(5,'security');</text:p>
      <text:p text:style-name="P1">Query OK, 1 row affected (0.01 sec)</text:p>
      <text:p text:style-name="P1"></text:p>
      <text:p text:style-name="P1">MariaDB [t31252db]&gt; SELECT column_name(s)</text:p>
      <text:p text:style-name="P1"><text:s text:c="4"/>-&gt; FROM table1</text:p>
      <text:p text:style-name="P1"><text:s text:c="4"/>-&gt; LEFT JOIN table2</text:p>
      <text:p text:style-name="P1"><text:s text:c="4"/>-&gt; select * from professor;</text:p>
      <text:p text:style-name="P1">ERROR 1064 (42000): You have an error in your SQL syntax; check the manual that corresponds to your MariaDB server version for the right syntax to use near '(s)</text:p>
      <text:p text:style-name="P1">FROM table1</text:p>
      <text:p text:style-name="P1">LEFT JOIN table2</text:p>
      <text:p text:style-name="P1">select * from professor' at line 1</text:p>
      <text:p text:style-name="P1">MariaDB [t31252db]&gt; select * from professor;</text:p>
      <text:p text:style-name="P1">+--------+----------+--------------+---------+--------------+----------+-------+-------------+</text:p>
      <text:p text:style-name="P1">| profid | profname | departmentid | prosal <text:s/>| prodesig <text:s text:c="4"/>| proemail | city <text:s/>| joiningdate |</text:p>
      <text:p text:style-name="P1">+--------+----------+--------------+---------+--------------+----------+-------+-------------+</text:p>
      <text:p text:style-name="P1">| <text:s text:c="5"/>1 | raj <text:s text:c="5"/>| <text:s text:c="11"/>2 | <text:s/>100000 | lecturer <text:s text:c="4"/>| a <text:s text:c="7"/>| nag <text:s text:c="2"/>| 2016-01-01 <text:s/>|</text:p>
      <text:p text:style-name="P1">| <text:s text:c="5"/>2 | harsh <text:s text:c="3"/>| <text:s text:c="11"/>2 | <text:s/>100000 | lecturer <text:s text:c="4"/>| a <text:s text:c="7"/>| nag <text:s text:c="2"/>| 2016-01-01 <text:s/>|</text:p>
      <text:p text:style-name="P1">| <text:s text:c="5"/>3 | harish <text:s text:c="2"/>| <text:s text:c="11"/>2 | <text:s text:c="2"/>50000 | lecturer <text:s text:c="4"/>| b <text:s text:c="7"/>| pune <text:s/>| 2016-01-01 <text:s/>|</text:p>
      <text:p text:style-name="P1">| <text:s text:c="5"/>4 | amit <text:s text:c="4"/>| <text:s text:c="11"/>2 | <text:s/>750000 | lecturer <text:s text:c="4"/>| b <text:s text:c="7"/>| pune <text:s/>| 2016-01-01 <text:s/>|</text:p>
      <text:p text:style-name="P1">| <text:s text:c="5"/>5 | viren <text:s text:c="3"/>| <text:s text:c="11"/>1 | 1200000 | headlecturer | ap <text:s text:c="6"/>| pune <text:s/>| 2015-01-01 <text:s/>|</text:p>
      <text:p text:style-name="P1">| <text:s text:c="5"/>6 | vidhi <text:s text:c="3"/>| <text:s text:c="11"/>3 | 1500000 | headlecturer | ap <text:s text:c="6"/>| mum <text:s text:c="2"/>| 2015-01-01 <text:s/>|</text:p>
      <text:p text:style-name="P1">| <text:s text:c="5"/>7 | shradha <text:s/>| <text:s text:c="11"/>1 | 1200000 | headlecturer | ap <text:s text:c="6"/>| mum <text:s text:c="2"/>| 2015-01-01 <text:s/>|</text:p>
      <text:p text:style-name="P1">| <text:s text:c="5"/>8 | pralhad <text:s/>| <text:s text:c="11"/>1 | 1200000 | headlecturer | ap <text:s text:c="6"/>| nag <text:s text:c="2"/>| 2015-01-01 <text:s/>|</text:p>
      <text:p text:style-name="P1">| <text:s text:c="5"/>9 | Samartha | <text:s text:c="11"/>3 | 1800000 | HOD <text:s text:c="9"/>| ap <text:s text:c="6"/>| dubai | 2005-02-15 <text:s/>|</text:p>
      <text:p text:style-name="P1">| <text:s text:c="4"/>10 | pranjali | <text:s text:c="11"/>3 | 2000000 | dean <text:s text:c="8"/>| ap <text:s text:c="6"/>| mum <text:s text:c="2"/>| 2001-01-15 <text:s/>|</text:p>
      <text:p text:style-name="P1">| <text:s text:c="4"/>11 | jay <text:s text:c="5"/>| <text:s text:c="11"/>1 | 1200000 | coach <text:s text:c="7"/>| jayxyz <text:s text:c="2"/>| nag <text:s text:c="2"/>| 2016-05-15 <text:s/>|</text:p>
      <text:p text:style-name="P1">| <text:s text:c="4"/>12 | ajay <text:s text:c="4"/>| <text:s text:c="11"/>1 | 1700000 | admin <text:s text:c="7"/>| ajayxyz <text:s/>| nag <text:s text:c="2"/>| 2016-05-15 <text:s/>|</text:p>
      <text:p text:style-name="P1">+--------+----------+--------------+---------+--------------+----------+-------+-------------+</text:p>
      <text:p text:style-name="P1">12 rows in set (0.00 sec)</text:p>
      <text:p text:style-name="P1"></text:p>
      <text:p text:style-name="P1"><text:soft-page-break/>MariaDB [t31252db]&gt; select departments.departmentid,department.departmentname ,professor.profname from departments left join professor on departments.departmentid=professor.departmentid; </text:p>
      <text:p text:style-name="P1">ERROR 1054 (42S22): Unknown column 'department.departmentname' in 'field list'</text:p>
      <text:p text:style-name="P1">MariaDB [t31252db]&gt; select departments.departmentid,departments.departmentname ,professor.profname from departments left join professor on departments.departmentid=professor.departmentid; </text:p>
      <text:p text:style-name="P1">+--------------+----------------+----------+</text:p>
      <text:p text:style-name="P1">| departmentid | departmentname | profname |</text:p>
      <text:p text:style-name="P1">+--------------+----------------+----------+</text:p>
      <text:p text:style-name="P1">| <text:s text:c="11"/>1 | COMP <text:s text:c="10"/>| viren <text:s text:c="3"/>|</text:p>
      <text:p text:style-name="P1">| <text:s text:c="11"/>1 | COMP <text:s text:c="10"/>| shradha <text:s/>|</text:p>
      <text:p text:style-name="P1">| <text:s text:c="11"/>1 | COMP <text:s text:c="10"/>| pralhad <text:s/>|</text:p>
      <text:p text:style-name="P1">| <text:s text:c="11"/>1 | COMP <text:s text:c="10"/>| jay <text:s text:c="5"/>|</text:p>
      <text:p text:style-name="P1">| <text:s text:c="11"/>1 | COMP <text:s text:c="10"/>| ajay <text:s text:c="4"/>|</text:p>
      <text:p text:style-name="P1">| <text:s text:c="11"/>2 | EnTC <text:s text:c="10"/>| raj <text:s text:c="5"/>|</text:p>
      <text:p text:style-name="P1">| <text:s text:c="11"/>2 | EnTC <text:s text:c="10"/>| harsh <text:s text:c="3"/>|</text:p>
      <text:p text:style-name="P1">| <text:s text:c="11"/>2 | EnTC <text:s text:c="10"/>| harish <text:s text:c="2"/>|</text:p>
      <text:p text:style-name="P1">| <text:s text:c="11"/>2 | EnTC <text:s text:c="10"/>| amit <text:s text:c="4"/>|</text:p>
      <text:p text:style-name="P1">| <text:s text:c="11"/>3 | IT <text:s text:c="12"/>| vidhi <text:s text:c="3"/>|</text:p>
      <text:p text:style-name="P1">| <text:s text:c="11"/>3 | IT <text:s text:c="12"/>| Samartha |</text:p>
      <text:p text:style-name="P1">| <text:s text:c="11"/>3 | IT <text:s text:c="12"/>| pranjali |</text:p>
      <text:p text:style-name="P1">| <text:s text:c="11"/>4 | humanresou <text:s text:c="4"/>| NULL <text:s text:c="4"/>|</text:p>
      <text:p text:style-name="P1">| <text:s text:c="11"/>5 | security <text:s text:c="6"/>| NULL <text:s text:c="4"/>|</text:p>
      <text:p text:style-name="P1">+--------------+----------------+----------+</text:p>
      <text:p text:style-name="P1">14 rows in set (0.00 sec)</text:p>
      <text:p text:style-name="P1"></text:p>
      <text:p text:style-name="P1">MariaDB [t31252db]&gt; select departments.departmentname ,professor.profname from departments right join professor; </text:p>
      <text:p text:style-name="P1">ERROR 1064 (42000): You have an error in your SQL syntax; check the manual that corresponds to your MariaDB server version for the right syntax to use near '' at line 1</text:p>
      <text:p text:style-name="P1">MariaDB [t31252db]&gt; select departments.departmentname ,professor.profname from departments right join professor on professor.departmentid=departments.departmentid; </text:p>
      <text:p text:style-name="P1">+----------------+----------+</text:p>
      <text:p text:style-name="P1">| departmentname | profname |</text:p>
      <text:p text:style-name="P1">+----------------+----------+</text:p>
      <text:p text:style-name="P1">| EnTC <text:s text:c="10"/>| raj <text:s text:c="5"/>|</text:p>
      <text:p text:style-name="P1">| EnTC <text:s text:c="10"/>| harsh <text:s text:c="3"/>|</text:p>
      <text:p text:style-name="P1">| EnTC <text:s text:c="10"/>| harish <text:s text:c="2"/>|</text:p>
      <text:p text:style-name="P1">| EnTC <text:s text:c="10"/>| amit <text:s text:c="4"/>|</text:p>
      <text:p text:style-name="P1">| COMP <text:s text:c="10"/>| viren <text:s text:c="3"/>|</text:p>
      <text:p text:style-name="P1">| IT <text:s text:c="12"/>| vidhi <text:s text:c="3"/>|</text:p>
      <text:p text:style-name="P1">| COMP <text:s text:c="10"/>| shradha <text:s/>|</text:p>
      <text:p text:style-name="P1">| COMP <text:s text:c="10"/>| pralhad <text:s/>|</text:p>
      <text:p text:style-name="P1">| IT <text:s text:c="12"/>| Samartha |</text:p>
      <text:p text:style-name="P1">| IT <text:s text:c="12"/>| pranjali |</text:p>
      <text:p text:style-name="P1">| COMP <text:s text:c="10"/>| jay <text:s text:c="5"/>|</text:p>
      <text:p text:style-name="P1">| COMP <text:s text:c="10"/>| ajay <text:s text:c="4"/>|</text:p>
      <text:p text:style-name="P1">+----------------+----------+</text:p>
      <text:p text:style-name="P1"><text:soft-page-break/>12 rows in set (0.00 sec)</text:p>
      <text:p text:style-name="P1"></text:p>
      <text:p text:style-name="P1">MariaDB [t31252db]&gt; select professor.profname,departments.departmentname from departments right join professor on professor.departmentid=departments.departmentid; </text:p>
      <text:p text:style-name="P1">+----------+----------------+</text:p>
      <text:p text:style-name="P1">| profname | departmentname |</text:p>
      <text:p text:style-name="P1">+----------+----------------+</text:p>
      <text:p text:style-name="P1">| raj <text:s text:c="5"/>| EnTC <text:s text:c="10"/>|</text:p>
      <text:p text:style-name="P1">| harsh <text:s text:c="3"/>| EnTC <text:s text:c="10"/>|</text:p>
      <text:p text:style-name="P1">| harish <text:s text:c="2"/>| EnTC <text:s text:c="10"/>|</text:p>
      <text:p text:style-name="P1">| amit <text:s text:c="4"/>| EnTC <text:s text:c="10"/>|</text:p>
      <text:p text:style-name="P1">| viren <text:s text:c="3"/>| COMP <text:s text:c="10"/>|</text:p>
      <text:p text:style-name="P1">| vidhi <text:s text:c="3"/>| IT <text:s text:c="12"/>|</text:p>
      <text:p text:style-name="P1">| shradha <text:s/>| COMP <text:s text:c="10"/>|</text:p>
      <text:p text:style-name="P1">| pralhad <text:s/>| COMP <text:s text:c="10"/>|</text:p>
      <text:p text:style-name="P1">| Samartha | IT <text:s text:c="12"/>|</text:p>
      <text:p text:style-name="P1">| pranjali | IT <text:s text:c="12"/>|</text:p>
      <text:p text:style-name="P1">| jay <text:s text:c="5"/>| COMP <text:s text:c="10"/>|</text:p>
      <text:p text:style-name="P1">| ajay <text:s text:c="4"/>| COMP <text:s text:c="10"/>|</text:p>
      <text:p text:style-name="P1">+----------+----------------+</text:p>
      <text:p text:style-name="P1">12 rows in set (0.00 sec)</text:p>
      <text:p text:style-name="P1"></text:p>
      <text:p text:style-name="P1">MariaDB [t31252db]&gt; insert into professor values(12,'harsh',4,1700000,'admin','harjayxyz','nag','2016-05-15');</text:p>
      <text:p text:style-name="P1">ERROR 1062 (23000): Duplicate entry '12' for key 'PRIMARY'</text:p>
      <text:p text:style-name="P1">MariaDB [t31252db]&gt; insert into professor values(13,'harsh',4,1700000,'admin','harjayxyz','nag','2016-05-15');</text:p>
      <text:p text:style-name="P1">Query OK, 1 row affected (0.02 sec)</text:p>
      <text:p text:style-name="P1"></text:p>
      <text:p text:style-name="P1">MariaDB [t31252db]&gt; select professor.profname,departments.departmentname from departments right join professor on professor.departmentid=departments.departmentid; </text:p>
      <text:p text:style-name="P1">+----------+----------------+</text:p>
      <text:p text:style-name="P1">| profname | departmentname |</text:p>
      <text:p text:style-name="P1">+----------+----------------+</text:p>
      <text:p text:style-name="P1">| raj <text:s text:c="5"/>| EnTC <text:s text:c="10"/>|</text:p>
      <text:p text:style-name="P1">| harsh <text:s text:c="3"/>| EnTC <text:s text:c="10"/>|</text:p>
      <text:p text:style-name="P1">| harish <text:s text:c="2"/>| EnTC <text:s text:c="10"/>|</text:p>
      <text:p text:style-name="P1">| amit <text:s text:c="4"/>| EnTC <text:s text:c="10"/>|</text:p>
      <text:p text:style-name="P1">| viren <text:s text:c="3"/>| COMP <text:s text:c="10"/>|</text:p>
      <text:p text:style-name="P1">| vidhi <text:s text:c="3"/>| IT <text:s text:c="12"/>|</text:p>
      <text:p text:style-name="P1">| shradha <text:s/>| COMP <text:s text:c="10"/>|</text:p>
      <text:p text:style-name="P1">| pralhad <text:s/>| COMP <text:s text:c="10"/>|</text:p>
      <text:p text:style-name="P1">| Samartha | IT <text:s text:c="12"/>|</text:p>
      <text:p text:style-name="P1">| pranjali | IT <text:s text:c="12"/>|</text:p>
      <text:p text:style-name="P1">| jay <text:s text:c="5"/>| COMP <text:s text:c="10"/>|</text:p>
      <text:p text:style-name="P1">| ajay <text:s text:c="4"/>| COMP <text:s text:c="10"/>|</text:p>
      <text:p text:style-name="P1">| harsh <text:s text:c="3"/>| humanresou <text:s text:c="4"/>|</text:p>
      <text:p text:style-name="P1">+----------+----------------+</text:p>
      <text:p text:style-name="P1">13 rows in set (0.00 sec)</text:p>
      <text:p text:style-name="P1"><text:soft-page-break/></text:p>
      <text:p text:style-name="P1">MariaDB [t31252db]&gt; insert into professor values(14,'ajay',5,1700000,'admin','bajayxyz','nag','2016-05-15');</text:p>
      <text:p text:style-name="P1">Query OK, 1 row affected (0.01 sec)</text:p>
      <text:p text:style-name="P1"></text:p>
      <text:p text:style-name="P1">MariaDB [t31252db]&gt; select professor.profname,departments.departmentname from departments right join professor on professor.departmentid=departments.departmentid; </text:p>
      <text:p text:style-name="P1">+----------+----------------+</text:p>
      <text:p text:style-name="P1">| profname | departmentname |</text:p>
      <text:p text:style-name="P1">+----------+----------------+</text:p>
      <text:p text:style-name="P1">| raj <text:s text:c="5"/>| EnTC <text:s text:c="10"/>|</text:p>
      <text:p text:style-name="P1">| harsh <text:s text:c="3"/>| EnTC <text:s text:c="10"/>|</text:p>
      <text:p text:style-name="P1">| harish <text:s text:c="2"/>| EnTC <text:s text:c="10"/>|</text:p>
      <text:p text:style-name="P1">| amit <text:s text:c="4"/>| EnTC <text:s text:c="10"/>|</text:p>
      <text:p text:style-name="P1">| viren <text:s text:c="3"/>| COMP <text:s text:c="10"/>|</text:p>
      <text:p text:style-name="P1">| vidhi <text:s text:c="3"/>| IT <text:s text:c="12"/>|</text:p>
      <text:p text:style-name="P1">| shradha <text:s/>| COMP <text:s text:c="10"/>|</text:p>
      <text:p text:style-name="P1">| pralhad <text:s/>| COMP <text:s text:c="10"/>|</text:p>
      <text:p text:style-name="P1">| Samartha | IT <text:s text:c="12"/>|</text:p>
      <text:p text:style-name="P1">| pranjali | IT <text:s text:c="12"/>|</text:p>
      <text:p text:style-name="P1">| jay <text:s text:c="5"/>| COMP <text:s text:c="10"/>|</text:p>
      <text:p text:style-name="P1">| ajay <text:s text:c="4"/>| COMP <text:s text:c="10"/>|</text:p>
      <text:p text:style-name="P1">| harsh <text:s text:c="3"/>| humanresou <text:s text:c="4"/>|</text:p>
      <text:p text:style-name="P1">| ajay <text:s text:c="4"/>| security <text:s text:c="6"/>|</text:p>
      <text:p text:style-name="P1">+----------+----------------+</text:p>
      <text:p text:style-name="P1">14 rows in set (0.00 sec)</text:p>
      <text:p text:style-name="P1"></text:p>
      <text:p text:style-name="P1">MariaDB [t31252db]&gt; insert into professor values(15,'gajay',6,1700000,'admin','gajayxyz','nag','2016-05-17');</text:p>
      <text:p text:style-name="P1">ERROR 1452 (23000): Cannot add or update a child row: a foreign key constraint fails (`t31252db`.`professor`, CONSTRAINT `professor_ibfk_1` FOREIGN KEY (`departmentid`) REFERENCES `departments` (`departmentid`))</text:p>
      <text:p text:style-name="P1">MariaDB [t31252db]&gt; Ctrl-C -- exit!</text:p>
      <text:p text:style-name="P1">Aborted</text:p>
      <text:p text:style-name="P1">[student@localhost ~]$ 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2:12:33.035660694</meta:creation-date>
    <dc:date>2019-08-27T12:14:10.280795810</dc:date>
    <meta:editing-duration>P0D</meta:editing-duration>
    <meta:editing-cycles>1</meta:editing-cycles>
    <meta:document-statistic meta:table-count="0" meta:image-count="0" meta:object-count="0" meta:page-count="14" meta:paragraph-count="641" meta:word-count="4548" meta:character-count="30118" meta:non-whitespace-character-count="19892"/>
    <meta:generator>LibreOffice/4.2.8.2$Linux_X86_64 LibreOffice_project/420$Build-2</meta:generator>
  </office:meta>
</office:document-meta>
</file>